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uring</text:span><text:span text:style-name="T1_2"><text:s/></text:span><text:span text:style-name="T1_3">training</text:span><text:span text:style-name="T1_4"><text:s/></text:span><text:span text:style-name="T1_5">cycle</text:span><text:span text:style-name="T1_6"><text:s/><text:tab/>,<text:s/></text:span><text:span text:style-name="T1_7">train</text:span><text:span text:style-name="T1_8"><text:s/></text:span><text:span text:style-name="T1_9">error</text:span><text:span text:style-name="T1_10"><text:s/>,<text:s text:c="2"/></text:span><text:span text:style-name="T1_11">test</text:span><text:span text:style-name="T1_12"><text:s/></text:span><text:span text:style-name="T1_13">error</text:span><text:span text:style-name="T1_14"><text:s/>,<text:s text:c="3"/>400</text:span></text:p>
      <text:p text:style-name="P2"><text:span text:style-name="T2_1">11<text:s text:c="3"/>,<text:tab/>3.432328,<text:s text:c="3"/>1.489564</text:span></text:p>
      <text:p text:style-name="P3"><text:span text:style-name="T3_1">21<text:s text:c="3"/>,<text:tab/>3.466422,<text:s text:c="3"/>1.552309</text:span></text:p>
      <text:p text:style-name="P4"><text:span text:style-name="T4_1">31<text:s text:c="3"/>,<text:tab/>3.421606,<text:s text:c="3"/>1.463148</text:span></text:p>
      <text:p text:style-name="P5"><text:span text:style-name="T5_1">41<text:s text:c="3"/>,<text:tab/>3.114024,<text:s text:c="3"/>1.332392</text:span></text:p>
      <text:p text:style-name="P6"><text:span text:style-name="T6_1">51<text:s text:c="3"/>,<text:tab/>3.288128,<text:s text:c="3"/>2.019596</text:span></text:p>
      <text:p text:style-name="P7"><text:span text:style-name="T7_1">61<text:s text:c="3"/>,<text:tab/>3.236322,<text:s text:c="3"/>1.498339</text:span></text:p>
      <text:p text:style-name="P8"><text:span text:style-name="T8_1">71<text:s text:c="3"/>,<text:tab/>3.205819,<text:s text:c="3"/>1.24712</text:span></text:p>
      <text:p text:style-name="P9"><text:span text:style-name="T9_1">81<text:s text:c="3"/>,<text:tab/>3.13033,<text:s text:c="3"/>1.256917</text:span></text:p>
      <text:p text:style-name="P10"><text:span text:style-name="T10_1">91<text:s text:c="3"/>,<text:tab/>3.095572,<text:s text:c="3"/>1.168378</text:span></text:p>
      <text:p text:style-name="P11"><text:span text:style-name="T11_1">101<text:s text:c="3"/>,<text:tab/>3.182728,<text:s text:c="3"/>1.476791</text:span></text:p>
      <text:p text:style-name="P12"><text:span text:style-name="T12_1">111<text:s text:c="3"/>,<text:tab/>3.112627,<text:s text:c="3"/>1.421504</text:span></text:p>
      <text:p text:style-name="P13"><text:span text:style-name="T13_1">121<text:s text:c="3"/>,<text:tab/>3.12716,<text:s text:c="3"/>1.51123</text:span></text:p>
      <text:p text:style-name="P14"><text:span text:style-name="T14_1">131<text:s text:c="3"/>,<text:tab/>3.305627,<text:s text:c="3"/>1.460283</text:span></text:p>
      <text:p text:style-name="P15"><text:span text:style-name="T15_1">141<text:s text:c="3"/>,<text:tab/>3.012952,<text:s text:c="3"/>1.450409</text:span></text:p>
      <text:p text:style-name="P16"><text:span text:style-name="T16_1">151<text:s text:c="3"/>,<text:tab/>3.428796,<text:s text:c="3"/>1.46783</text:span></text:p>
      <text:p text:style-name="P17"><text:span text:style-name="T17_1">161<text:s text:c="3"/>,<text:tab/>3.028459,<text:s text:c="3"/>1.60902</text:span></text:p>
      <text:p text:style-name="P18"><text:span text:style-name="T18_1">171<text:s text:c="3"/>,<text:tab/>3.059497,<text:s text:c="3"/>1.558306</text:span></text:p>
      <text:p text:style-name="P19"><text:span text:style-name="T19_1">181<text:s text:c="3"/>,<text:tab/>3.599812,<text:s text:c="3"/>1.692996</text:span></text:p>
      <text:p text:style-name="P20"><text:span text:style-name="T20_1">191<text:s text:c="3"/>,<text:tab/>3.27212,<text:s text:c="3"/>1.642718</text:span></text:p>
      <text:p text:style-name="P21"><text:span text:style-name="T21_1">201<text:s text:c="3"/>,<text:tab/>3.125158,<text:s text:c="3"/>1.543321</text:span></text:p>
      <text:p text:style-name="P22"><text:span text:style-name="T22_1">211<text:s text:c="3"/>,<text:tab/>3.133604,<text:s text:c="3"/>1.480076</text:span></text:p>
      <text:p text:style-name="P23"><text:span text:style-name="T23_1">221<text:s text:c="3"/>,<text:tab/>3.179418,<text:s text:c="3"/>1.797865</text:span></text:p>
      <text:p text:style-name="P24"><text:span text:style-name="T24_1">231<text:s text:c="3"/>,<text:tab/>3.128626,<text:s text:c="3"/>1.581549</text:span></text:p>
      <text:p text:style-name="P25"><text:span text:style-name="T25_1">241<text:s text:c="3"/>,<text:tab/>3.105288,<text:s text:c="3"/>1.552567</text:span></text:p>
      <text:p text:style-name="P26"><text:span text:style-name="T26_1">251<text:s text:c="3"/>,<text:tab/>2.936154,<text:s text:c="3"/>1.585777</text:span></text:p>
      <text:p text:style-name="P27"><text:span text:style-name="T27_1">261<text:s text:c="3"/>,<text:tab/>3.102134,<text:s text:c="3"/>1.654016</text:span></text:p>
      <text:p text:style-name="P28"><text:span text:style-name="T28_1">271<text:s text:c="3"/>,<text:tab/>2.948846,<text:s text:c="3"/>1.562689</text:span></text:p>
      <text:p text:style-name="P29"><text:span text:style-name="T29_1">281<text:s text:c="3"/>,<text:tab/>3.207042,<text:s text:c="3"/>1.668475</text:span></text:p>
      <text:p text:style-name="P30"><text:span text:style-name="T30_1">291<text:s text:c="3"/>,<text:tab/>3.11228,<text:s text:c="3"/>1.760676</text:span></text:p>
      <text:p text:style-name="P31"><text:span text:style-name="T31_1">301<text:s text:c="3"/>,<text:tab/>3.029212,<text:s text:c="3"/>1.693169</text:span></text:p>
      <text:p text:style-name="P32"><text:span text:style-name="T32_1">311<text:s text:c="3"/>,<text:tab/>3.178551,<text:s text:c="3"/>1.651562</text:span></text:p>
      <text:p text:style-name="P33"><text:span text:style-name="T33_1">321<text:s text:c="3"/>,<text:tab/>3.166699,<text:s text:c="3"/>1.536576</text:span></text:p>
      <text:p text:style-name="P34"><text:span text:style-name="T34_1">331<text:s text:c="3"/>,<text:tab/>3.095239,<text:s text:c="3"/>1.788434</text:span></text:p>
      <text:p text:style-name="P35"><text:span text:style-name="T35_1">341<text:s text:c="3"/>,<text:tab/>3.173814,<text:s text:c="3"/>1.584781</text:span></text:p>
      <text:p text:style-name="P36"><text:span text:style-name="T36_1">351<text:s text:c="3"/>,<text:tab/>3.126892,<text:s text:c="3"/>1.517893</text:span></text:p>
      <text:p text:style-name="P37"><text:span text:style-name="T37_1">361<text:s text:c="3"/>,<text:tab/>2.969271,<text:s text:c="3"/>1.563761</text:span></text:p>
      <text:p text:style-name="P38"><text:span text:style-name="T38_1">371<text:s text:c="3"/>,<text:tab/>3.071104,<text:s text:c="3"/>1.902448</text:span></text:p>
      <text:p text:style-name="P39"><text:span text:style-name="T39_1">381<text:s text:c="3"/>,<text:tab/>3.13607,<text:s text:c="3"/>1.674274</text:span></text:p>
      <text:p text:style-name="P40"><text:span text:style-name="T40_1">391<text:s text:c="3"/>,<text:tab/>3.095786,<text:s text:c="3"/>1.63018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